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8cm" fo:min-width="2.04cm" loext:decorative="false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8.323cm" fo:min-width="7.438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6.354cm" fo:min-width="2.04cm" loext:decorative="false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1.405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1.636cm" loext:decorative="false"/>
      <style:paragraph-properties style:writing-mode="lr-tb"/>
    </style:style>
    <style:style style:name="gr8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068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P1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margin-top="0.152cm" fo:margin-bottom="0cm" fo:text-align="center"/>
      <style:text-properties fo:font-size="6pt" style:font-size-asian="6pt" style:font-size-complex="6pt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P8" style:family="paragraph"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font-size="9pt" style:font-size-asian="9pt" style:font-size-complex="9pt"/>
    </style:style>
    <style:style style:name="P11" style:family="paragraph">
      <style:paragraph-properties fo:margin-left="0cm" fo:margin-right="0cm" fo:margin-top="0.152cm" fo:margin-bottom="0cm" fo:line-height="100%" fo:text-align="center" fo:text-indent="0cm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6pt" style:font-size-asian="6pt" style:font-size-complex="6pt"/>
    </style:style>
    <style:style style:name="P14" style:family="paragraph">
      <loext:graphic-properties draw:fill="none" draw:fill-color="#ffffff"/>
      <style:text-properties fo:font-size="6pt" style:font-size-asian="6pt" style:font-size-complex="6pt"/>
    </style:style>
    <style:style style:name="P15" style:family="paragraph"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none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588cm" svg:x="1.317cm" svg:y="1.952cm">
          <text:p text:style-name="P1"><text:span text:style-name="T1">Intenet/User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588cm" svg:x="6.715cm" svg:y="1.952cm">
          <text:p text:style-name="P2"><text:span text:style-name="T2">Internet Gateway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4.492cm" svg:y1="2.905cm" svg:x2="6.079cm" svg:y2="2.905cm">
          <text:p text:style-name="P4"><text:span text:style-name="T3"><text:s/></text:span></text:p>
        </draw:line>
        <draw:custom-shape draw:style-name="gr3" draw:text-style-name="P7" draw:layer="layout" svg:width="7.938cm" svg:height="8.573cm" svg:x="1.317cm" svg:y="4.81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6.604cm" svg:x="1.635cm" svg:y="6.08cm">
          <text:p text:style-name="P8"><text:span text:style-name="T5">Public Subnet</text:span></text:p>
          <text:p text:style-name="P8"><text:span text:style-name="T3">Receives Internet Traffic</text:span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6.604cm" svg:x="6.397cm" svg:y="6.08cm">
          <text:p text:style-name="P8"><text:span text:style-name="T5">Private </text:span><text:span text:style-name="T5">Subnet</text:span></text:p>
          <text:p text:style-name="P8"><text:span text:style-name="T3">Internal </text:span><text:span text:style-name="T3">Services Only</text:span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7.032cm" svg:y1="3.857cm" svg:x2="3.54cm" svg:y2="7.35cm">
          <text:p/>
        </draw:line>
        <draw:custom-shape draw:style-name="gr6" draw:text-style-name="P10" draw:layer="layout" svg:width="1.905cm" svg:height="1.27cm" svg:x="1.952cm" svg:y="7.667cm">
          <text:p text:style-name="P2"><text:span text:style-name="T6">Load balanc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905cm" svg:height="1.27cm" svg:x="1.952cm" svg:y="9.572cm">
          <text:p text:style-name="P2"><text:span text:style-name="T6">Route Table: 0.0.0.0/0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136cm" svg:height="1.27cm" svg:x="6.484cm" svg:y="7.667cm">
          <text:p text:style-name="P2"><text:span text:style-name="T6">Application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905cm" svg:height="1.27cm" svg:x="6.715cm" svg:y="9.572cm">
          <text:p text:style-name="P2"><text:span text:style-name="T6">Database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3.857cm" svg:y1="8.302cm" svg:x2="6.715cm" svg:y2="8.302cm">
          <text:p/>
        </draw:line>
        <draw:line draw:style-name="gr9" draw:text-style-name="P9" draw:layer="layout" svg:x1="7.667cm" svg:y1="8.937cm" svg:x2="7.667cm" svg:y2="9.572cm">
          <text:p/>
        </draw:line>
        <draw:custom-shape draw:style-name="gr6" draw:text-style-name="P7" draw:layer="layout" svg:width="1.905cm" svg:height="1.27cm" svg:x="6.715cm" svg:y="11.16cm">
          <text:p text:style-name="P2"><text:span text:style-name="T4">Route </text:span><text:span text:style-name="T4">Table: </text:span><text:span text:style-name="T4">Private </text:span><text:span text:style-name="T4">Resource</text:span><text:span text:style-name="T4">s not </text:span><text:span text:style-name="T4">publicly </text:span><text:span text:style-name="T4">reachable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.588cm" svg:height="0.965cm" svg:x="4.492cm" svg:y="7.667cm">
          <draw:text-box>
            <text:p text:style-name="P11"><text:span text:style-name="T4">Forwards traffic to app</text:span></text:p>
          </draw:text-box>
        </draw:frame>
        <draw:frame draw:style-name="gr11" draw:text-style-name="P14" draw:layer="layout" svg:width="2.222cm" svg:height="0.489cm" svg:x="6.715cm" svg:y="8.937cm">
          <draw:text-box>
            <text:p text:style-name="P13"><text:span text:style-name="T4">A</text:span><text:span text:style-name="T4">p</text:span><text:span text:style-name="T4">p</text:span><text:span text:style-name="T4"> </text:span><text:span text:style-name="T4">q</text:span><text:span text:style-name="T4">u</text:span><text:span text:style-name="T4">e</text:span><text:span text:style-name="T4">r</text:span><text:span text:style-name="T4">i</text:span><text:span text:style-name="T4">e</text:span><text:span text:style-name="T4">s</text:span><text:span text:style-name="T4"> </text:span><text:span text:style-name="T4">D</text:span><text:span text:style-name="T4">B</text:span></text:p>
          </draw:text-box>
        </draw:frame>
        <draw:frame draw:style-name="gr10" draw:text-style-name="P16" draw:layer="layout" svg:width="5.715cm" svg:height="0.725cm" svg:x="2.587cm" svg:y="5.127cm">
          <draw:text-box>
            <text:p text:style-name="P15"><text:span text:style-name="T7">Virtual Private Cloud</text:span></text:p>
          </draw:text-box>
        </draw:frame>
        <draw:frame draw:style-name="gr12" draw:text-style-name="P17" draw:layer="layout" svg:width="1.429cm" svg:height="0.57cm" svg:x="4.333cm" svg:y="2.97cm">
          <draw:text-box>
            <text:p><text:span text:style-name="T3">HTTPS</text:span></text:p>
          </draw:text-box>
        </draw:frame>
        <draw:frame draw:style-name="gr12" draw:text-style-name="P17" draw:layer="layout" svg:width="1.272cm" svg:height="0.57cm" svg:x="5.443cm" svg:y="2.97cm">
          <draw:text-box>
            <text:p><text:span text:style-name="T3">Traffic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6T09:59:27.103052311</meta:creation-date>
    <dc:date>2026-03-26T10:26:47.249996179</dc:date>
    <meta:editing-duration>PT6M35S</meta:editing-duration>
    <meta:editing-cycles>1</meta:editing-cycles>
    <meta:document-statistic meta:object-count="19"/>
    <meta:generator>LibreOffice/24.2.7.2$Linux_X86_64 LibreOffice_project/420$Build-2</meta:generator>
  </office:meta>
</office:document-meta>
</file>